
<file path=META-INF/manifest.xml><?xml version="1.0" encoding="utf-8"?>
<manifest:manifest xmlns:style="urn:oasis:names:tc:opendocument:xmlns:style:1.0" xmlns:manifest="urn:oasis:names:tc:opendocument:xmlns:manifest:1.0" xmlns:meta="urn:oasis:names:tc:opendocument:xmlns:meta:1.0" xmlns:fo="urn:oasis:names:tc:opendocument:xmlns:xsl-fo-compatible:1.0" xmlns:office="urn:oasis:names:tc:opendocument:xmlns:office:1.0" xmlns:draw="urn:oasis:names:tc:opendocument:xmlns:drawing:1.0" xmlns:chart="urn:oasis:names:tc:opendocument:xmlns:chart:1.0" xmlns:table="urn:oasis:names:tc:opendocument:xmlns:table:1.0" xmlns:svg="urn:oasis:names:tc:opendocument:xmlns:svg-compatible:1.0" xmlns:presentation="urn:oasis:names:tc:opendocument:xmlns:presentation:1.0" xmlns:text="urn:oasis:names:tc:opendocument:xmlns:tex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manifest="urn:oasis:names:tc:opendocument:xmlns:manifest:1.0" xmlns:meta="urn:oasis:names:tc:opendocument:xmlns:meta:1.0" xmlns:fo="urn:oasis:names:tc:opendocument:xmlns:xsl-fo-compatible:1.0" xmlns:office="urn:oasis:names:tc:opendocument:xmlns:office:1.0" xmlns:draw="urn:oasis:names:tc:opendocument:xmlns:drawing:1.0" xmlns:chart="urn:oasis:names:tc:opendocument:xmlns:chart:1.0" xmlns:table="urn:oasis:names:tc:opendocument:xmlns:table:1.0" xmlns:svg="urn:oasis:names:tc:opendocument:xmlns:svg-compatible:1.0" xmlns:presentation="urn:oasis:names:tc:opendocument:xmlns:presentation:1.0" xmlns:text="urn:oasis:names:tc:opendocument:xmlns:text:1.0" office:version="1.2">
  <office:font-face-decls>
    <style:font-face style:name="Arial" svg:font-family="Arial"/>
    <style:font-face style:name="Wingdings" svg:font-family="Wingdings"/>
  </office:font-face-decls>
  <office:automatic-styles>
    <style:style style:name="LabelTableStyle" style:family="table" style:display-name="Label Table">
      <style:table-properties table:align="center" style:width="8.125in"/>
    </style:style>
    <style:style style:name="LabelRowStyleName" style:family="table-row" style:display-name="Label Row">
      <style:table-row-properties style:min-row-height="1.0in"/>
    </style:style>
    <style:style style:name="labelColumnStyle" style:family="table-column" style:display-name="Label Table Column">
      <style:table-column-properties style:column-width="2.625in"/>
    </style:style>
    <style:style style:name="spacerColumnStyle" style:family="table-column" style:display-name="Label Spacer Column">
      <style:table-column-properties style:column-width="0.125in"/>
    </style:style>
    <style:style style:name="LabelCellStyleName" style:family="table-cell" style:display-name="Text Cell">
      <style:table-cell-properties fo:padding="0.00in" style:vertical-align="middle"/>
    </style:style>
    <style:style style:name="RingCellStyleName" style:family="table-cell" style:display-name="Text Cell">
      <style:table-cell-properties fo:padding="0.05in" fo:border-left="0.05pt solid" style:vertical-align="top"/>
    </style:style>
    <style:style style:name="SubTableStyle" style:family="table" style:display-name="Sub Table">
      <style:table-properties style:width="2.625in"/>
    </style:style>
    <style:style style:name="subTableCompetitionSytle" style:family="table-column" style:display-name="Sub-Table compeition Style">
      <style:table-column-properties style:column-width="0.35in"/>
    </style:style>
    <style:style style:name="subTableInfoSytle" style:family="table-column" style:display-name="Sub-Table compeition Style">
      <style:table-column-properties style:column-width="1.525in"/>
    </style:style>
    <style:style style:name="subTableRingSytle" style:family="table-column" style:display-name="Sub-Table compeition Style">
      <style:table-column-properties style:column-width="0.75in"/>
    </style:style>
    <style:style style:name="SubTableCompetitionSytleName" style:family="table-cell" style:display-name="Competition Cell">
      <style:table-cell-properties fo:background-color="#000000" fo:padding="0.00in" style:writing-mode="tb-lr" style:vertical-align="middle"/>
    </style:style>
    <style:style style:name="competitionParagraphStyle" style:family="paragraph" style:display-name="Competition Paragraph Style">
      <style:paragraph-properties fo:text-align="center"/>
      <style:text-properties style:font-size-complex="14pt" style:font-name="Arial" style:font-size-asian="14pt" style:font-weight-asian="bold" style:font-weight-complex="Bold" fo:color="#FFFFFF" fo:font-weight="bold" fo:font-size="14pt"/>
    </style:style>
    <style:style style:name="yearParagraphStyle" style:family="paragraph" style:display-name="Year Paragraph Style">
      <style:paragraph-properties fo:text-align="center"/>
      <style:text-properties style:font-size-complex="10pt" style:font-name="Arial" style:font-size-asian="10pt" style:font-weight-asian="bold" style:font-weight-complex="Bold" fo:color="#FFFFFF" fo:font-weight="bold" fo:font-size="10pt"/>
    </style:style>
    <style:style style:name="robotNameStyleName" style:family="paragraph" style:display-name="Robot Name Paragraph Style">
      <style:paragraph-properties fo:text-align="center"/>
      <style:text-properties style:font-size-complex="10pt" style:font-name="Arial" style:font-size-asian="10pt" style:font-weight-asian="bold" style:font-weight-complex="Bold" fo:font-weight="bold" fo:font-size="10pt"/>
    </style:style>
    <style:style style:name="driverNameStyleName" style:family="paragraph" style:display-name="Driver Name Paragraph Style">
      <style:paragraph-properties fo:text-align="center"/>
      <style:text-properties style:font-size-complex="10pt" style:font-name="Arial" style:font-size-asian="10pt" fo:font-size="10pt"/>
    </style:style>
    <style:style style:name="schoolNameStyleName" style:family="paragraph" style:display-name="Driver Name Paragraph Style">
      <style:paragraph-properties fo:text-align="center"/>
      <style:text-properties style:font-size-complex="8pt" style:font-name="Arial" style:font-size-asian="8pt" fo:font-size="8pt"/>
    </style:style>
    <style:style style:name="measurementStyleName" style:family="paragraph" style:display-name="Driver Name Paragraph Style">
      <style:paragraph-properties fo:text-align="center"/>
      <style:text-properties style:font-size-complex="8pt" style:font-name="Arial" style:font-size-asian="7pt" fo:font-size="8pt"/>
    </style:style>
    <style:style style:name="WingdingsTextStyle" style:family="text" style:display-name="wingdingsStyle">
      <style:text-properties style:font-size-complex="12pt" style:font-name="Wingdings" style:font-size-asian="12pt" fo:font-size="12pt"/>
    </style:style>
  </office:automatic-styles>
  <office:body>
    <office:text>
      <table:table table:style-name="LabelTableStyle" table:name="Table">
        <table:table-column table:style-name="labelColumnStyle"/>
        <table:table-column table:style-name="spacerColumnStyle"/>
        <table:table-column table:style-name="labelColumnStyle"/>
        <table:table-column table:style-name="spacerColumnStyle"/>
        <table:table-column table:style-name="labelColumnStyle"/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Baer Power</text:p>
                  <text:p text:style-name="driverNameStyleName">Luke Baer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Bang</text:p>
                  <text:p text:style-name="driverNameStyleName">Daniel Baer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Controller</text:p>
                  <text:p text:style-name="driverNameStyleName">Lorette Kleinsasser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Fire</text:p>
                  <text:p text:style-name="driverNameStyleName">Alex Kleinsasser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Flame</text:p>
                  <text:p text:style-name="driverNameStyleName">Janae Waldner</text:p>
                  <text:p text:style-name="schoolNameStyleName">Poplar Point Colony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Gollum</text:p>
                  <text:p text:style-name="driverNameStyleName">Benjamin Waldner</text:p>
                  <text:p text:style-name="schoolNameStyleName">Riverbend Colony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Hippo</text:p>
                  <text:p text:style-name="driverNameStyleName">Daniel Vargas</text:p>
                  <text:p text:style-name="schoolNameStyleName">Robert H Smith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Lightning</text:p>
                  <text:p text:style-name="driverNameStyleName">Abram Baer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Lightning Storm</text:p>
                  <text:p text:style-name="driverNameStyleName">Larissa Wollmann</text:p>
                  <text:p text:style-name="schoolNameStyleName">Poplar Point Colony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Miss Magician</text:p>
                  <text:p text:style-name="driverNameStyleName">Alanah McAdams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Move It</text:p>
                  <text:p text:style-name="driverNameStyleName">Caleb Maendel</text:p>
                  <text:p text:style-name="schoolNameStyleName">Acadia Colony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Mr Obey</text:p>
                  <text:p text:style-name="driverNameStyleName">Kayla Maendel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Power Stroke</text:p>
                  <text:p text:style-name="driverNameStyleName">Quintus Hofer</text:p>
                  <text:p text:style-name="schoolNameStyleName">Acadia Colony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Robo 1.1</text:p>
                  <text:p text:style-name="driverNameStyleName">Jakob</text:p>
                  <text:p text:style-name="schoolNameStyleName">WMEMS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Robotcrusher</text:p>
                  <text:p text:style-name="driverNameStyleName">Lawrence Evans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Schneider</text:p>
                  <text:p text:style-name="driverNameStyleName">Ivy Kleinsasser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Slicer</text:p>
                  <text:p text:style-name="driverNameStyleName">Megan Maendel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Speed Tires</text:p>
                  <text:p text:style-name="driverNameStyleName">Tytus Waldner</text:p>
                  <text:p text:style-name="schoolNameStyleName">Poplar Point Colony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Speedster</text:p>
                  <text:p text:style-name="driverNameStyleName">Hans Hofer</text:p>
                  <text:p text:style-name="schoolNameStyleName">Acadia Colony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Speedy</text:p>
                  <text:p text:style-name="driverNameStyleName">Aiden Coupland</text:p>
                  <text:p text:style-name="schoolNameStyleName">Manitoba School for the Deaf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The Name</text:p>
                  <text:p text:style-name="driverNameStyleName">Lee Kleinsasser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The Plower</text:p>
                  <text:p text:style-name="driverNameStyleName">Brayden Dyck</text:p>
                  <text:p text:style-name="schoolNameStyleName">St. John's-Ravenscourt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Timberwolf</text:p>
                  <text:p text:style-name="driverNameStyleName">Joseph Evans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Tripplet</text:p>
                  <text:p text:style-name="driverNameStyleName">Judah Kleinsasser</text:p>
                  <text:p text:style-name="schoolNameStyleName">Crystal Springs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bull doh 2</text:p>
                  <text:p text:style-name="driverNameStyleName">Emmet Kirk</text:p>
                  <text:p text:style-name="schoolNameStyleName">Home School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1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</table:table>
    </office:text>
  </office:body>
</office:document-content>
</file>

<file path=styles.xml><?xml version="1.0" encoding="utf-8"?>
<office:document-styles xmlns:style="urn:oasis:names:tc:opendocument:xmlns:style:1.0" xmlns:manifest="urn:oasis:names:tc:opendocument:xmlns:manifest:1.0" xmlns:meta="urn:oasis:names:tc:opendocument:xmlns:meta:1.0" xmlns:fo="urn:oasis:names:tc:opendocument:xmlns:xsl-fo-compatible:1.0" xmlns:office="urn:oasis:names:tc:opendocument:xmlns:office:1.0" xmlns:table="urn:oasis:names:tc:opendocument:xmlns:table:1.0" xmlns:svg="urn:oasis:names:tc:opendocument:xmlns:svg-compatible:1.0" xmlns:text="urn:oasis:names:tc:opendocument:xmlns:text:1.0" office:version="1.2">
  <office:font-face-decls>
    <style:font-face style:name="Arial" svg:font-family="Arial"/>
    <style:font-face style:name="Wingdings" svg:font-family="Wingdings"/>
  </office:font-face-decls>
  <office:styles/>
  <office:automatic-styles>
    <style:page-layout style:name="PageLayoutStyleName">
      <style:page-layout-properties fo:margin-top="0.4375in" fo:margin-left="0.2in" style:print-orientation="portrait" fo:margin-right="0.2in" fo:page-height="11in" fo:page-width="8.5in" style:writing-mode="lr-tb" fo:margin-bottom="0.2in"/>
    </style:page-layout>
  </office:automatic-styles>
  <office:master-styles>
    <style:master-page style:name="Standard" style:page-layout-name="PageLayoutStyleName" style:display-name="Standard"/>
  </office:master-styles>
</office:document-styles>
</file>

<file path=meta.xml><?xml version="1.0" encoding="utf-8"?>
<office:document-meta xmlns:style="urn:oasis:names:tc:opendocument:xmlns:style:1.0" xmlns:manifest="urn:oasis:names:tc:opendocument:xmlns:manifest:1.0" xmlns:meta="urn:oasis:names:tc:opendocument:xmlns:meta:1.0" xmlns:fo="urn:oasis:names:tc:opendocument:xmlns:xsl-fo-compatible:1.0" xmlns:office="urn:oasis:names:tc:opendocument:xmlns:office:1.0" xmlns:draw="urn:oasis:names:tc:opendocument:xmlns:drawing:1.0" xmlns:chart="urn:oasis:names:tc:opendocument:xmlns:chart:1.0" xmlns:table="urn:oasis:names:tc:opendocument:xmlns:table:1.0" xmlns:svg="urn:oasis:names:tc:opendocument:xmlns:svg-compatible:1.0" xmlns:presentation="urn:oasis:names:tc:opendocument:xmlns:presentation:1.0" xmlns:text="urn:oasis:names:tc:opendocument:xmlns:text:1.0" office:version="1.2">
  <office:meta>
    <meta:generator>ODFPY/1.3.4</meta:generator>
  </office:meta>
</office:document-meta>
</file>